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background-color="#00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unght@HoangHung-Laptop:~$ <text:s/>workon edx-platform </text:p>
      <text:p text:style-name="Standard">(edx-platform)hunght@HoangHung-Laptop:~/.virtualenvs$ cd ~/edx_all/edx-platform </text:p>
      <text:p text:style-name="Standard">(edx-platform)hunght@HoangHung-Laptop:~/edx_all/edx-platform$ rake test </text:p>
      <text:p text:style-name="Standard">phantomjs not found on path. Set $PHANTOMJS_PATH. Using browser for jasmine tests </text:p>
      <text:p text:style-name="Standard">find /home/hunght/edx_all/edx-platform/reports -type f -delete </text:p>
      <text:p text:style-name="Standard">Node requirements unchanged, nothing to install </text:p>
      <text:p text:style-name="Standard">Ruby requirements unchanged, nothing to install </text:p>
      <text:p text:style-name="Standard">django-admin.py preprocess_assets --traceback --settings=lms.envs.jasmine --pythonpath=. </text:p>
      <text:p text:style-name="Standard">Python requirements unchanged, nothing to install </text:p>
      <text:p text:style-name="Standard">xmodule_assets common/static/xmodule </text:p>
      <text:p text:style-name="Standard">node_modules/.bin/coffee --compile <text:s/>.sass --style compressed --load-path ./common/static/sass --update -E utf-8 */static </text:p>
      <text:p text:style-name="Standard"/>
      <text:p text:style-name="Standard"><text:s text:c="2"/>overwrite lms/static/sass/application.css </text:p>
      <text:p text:style-name="Standard"><text:s text:c="2"/>overwrite lms/static/sass/course.css </text:p>
      <text:p text:style-name="Standard">python -m webbrowser -t 'file:///home/hunght/edx_all/edx-platform/common/lib/xmodule/jasmine_test_runner.html' </text:p>
      <text:p text:style-name="Standard">Connection refused - connect(2)Connection refused - connect(2) </text:p>
      <text:p text:style-name="Standard"/>
      <text:p text:style-name="Standard">Waiting server to start </text:p>
      <text:p text:style-name="Standard">Waiting server to start </text:p>
      <text:p text:style-name="Standard"/>
      <text:p text:style-name="Standard">Connection refused - connect(2)Connection refused - connect(2) </text:p>
      <text:p text:style-name="Standard">Waiting server to start </text:p>
      <text:p text:style-name="Standard"/>
      <text:p text:style-name="Standard">Waiting server to start </text:p>
      <text:p text:style-name="Standard">Connection refused - connect(2) </text:p>
      <text:p text:style-name="Standard">Waiting server to start </text:p>
      <text:p text:style-name="Standard">Connection refused - connect(2) </text:p>
      <text:p text:style-name="Standard">Waiting server to start </text:p>
      <text:p text:style-name="Standard">Connection refused - connect(2) </text:p>
      <text:p text:style-name="Standard">Waiting server to start </text:p>
      <text:p text:style-name="Standard">Connection refused - connect(2) </text:p>
      <text:p text:style-name="Standard">Waiting server to start </text:p>
      <text:p text:style-name="Standard">Validating models... </text:p>
      <text:p text:style-name="Standard"/>
      <text:p text:style-name="Standard">0 errors found </text:p>
      <text:p text:style-name="Standard">Django version 1.4.5, using settings 'cms.envs.jasmine' </text:p>
      <text:p text:style-name="Standard">Development server is running at http://127.0.0.1:21332/ </text:p>
      <text:p text:style-name="Standard">Quit the server with CONTROL-C. </text:p>
      <text:p text:style-name="Standard">Validating models... </text:p>
      <text:p text:style-name="Standard"/>
      <text:p text:style-name="Standard">python -m webbrowser -t 'file:///home/hunght/edx_all/edx-platform/common/static/coffee/jasmine_test_runner.html' </text:p>
      <text:p text:style-name="Standard">Connection refused - connect(2) </text:p>
      <text:p text:style-name="Standard">Waiting server to start </text:p>
      <text:p text:style-name="Standard"/>
      <text:p text:style-name="Standard">0 errors found </text:p>
      <text:p text:style-name="Standard">Django version 1.4.5, using settings 'lms.envs.jasmine' </text:p>
      <text:p text:style-name="Standard"><text:soft-page-break/>Development server is running at http://127.0.0.1:14270/ </text:p>
      <text:p text:style-name="Standard">Quit the server with CONTROL-C. </text:p>
      <text:p text:style-name="Standard">[12/Aug/2013 10:28:04] "GET /_jasmine/ HTTP/1.1" 200 17336 </text:p>
      <text:p text:style-name="Standard">200 </text:p>
      <text:p text:style-name="Standard">Waiting server to start </text:p>
      <text:p text:style-name="Standard">2013-08-12 10:28:05,262 CRITICAL 6046 [xmodule.course_module] course_module.py:226 - Course loaded without a valid start date. id = edX/embedded_python/2013_Spring </text:p>
      <text:p text:style-name="Standard">2013-08-12 10:28:05,335 CRITICAL 6046 [xmodule.course_module] course_module.py:226 - Course loaded without a valid start date. id = edX/simple/2012_Fall </text:p>
      <text:p text:style-name="Standard">[12/Aug/2013 10:28:05] "GET /_jasmine/ HTTP/1.1" 200 16500 </text:p>
      <text:p text:style-name="Standard">200 </text:p>
      <text:p text:style-name="Standard">Waiting server to start </text:p>
      <text:p text:style-name="Standard">python -m webbrowser -t 'http://localhost:21332/_jasmine/' </text:p>
      <text:p text:style-name="Standard"/>
      <text:p text:style-name="Standard">[12/Aug/2013 10:28:07] "GET /_jasmine/ HTTP/1.1" 200 17336 </text:p>
      <text:p text:style-name="Standard">[12/Aug/2013 10:28:07] "GET /static/console-runner.js HTTP/1.1" 200 3038 </text:p>
      <text:p text:style-name="Standard">[12/Aug/2013 10:28:07] "GET /static/js/vendor/jasmine-jquery.js HTTP/1.1" 200 10017 </text:p>
      <text:p text:style-name="Standard">[12/Aug/2013 10:28:07] "GET /static/jasmine-latest/jasmine.css HTTP/1.1" 200 2120 </text:p>
      <text:p text:style-name="Standard">[12/Aug/2013 10:28:07] "GET /static/jasmine-latest/jasmine-html.js HTTP/1.1" 200 6934 </text:p>
      <text:p text:style-name="Standard">[12/Aug/2013 10:28:07] "GET /static/jasmine.junit_reporter.js HTTP/1.1" 200 7552 </text:p>
      <text:p text:style-name="Standard">[12/Aug/2013 10:28:07] "GET /static/jasmine-latest/jasmine.js HTTP/1.1" 200 66721 </text:p>
      <text:p text:style-name="Standard">[12/Aug/2013 10:28:07] "GET /static/js/vendor/RequireJS.js HTTP/1.1" 200 15118 </text:p>
      <text:p text:style-name="Standard">[12/Aug/2013 10:28:07] "GET /static/js/vendor/jquery.cookie.js HTTP/1.1" 200 1941 </text:p>
      <text:p text:style-name="Standard">[12/Aug/2013 10:28:07] "GET /static/js/vendor/jquery.min.js HTTP/1.1" 200 94840 </text:p>
      <text:p text:style-name="Standard">[12/Aug/2013 10:28:07] "GET /static/js/vendor/jquery.ui.draggable.js HTTP/1.1" 200 32413 </text:p>
      <text:p text:style-name="Standard">[12/Aug/2013 10:28:07] "GET /static/js/vendor/json2.js HTTP/1.1" 200 17521 </text:p>
      <text:p text:style-name="Standard">[12/Aug/2013 10:28:07] "GET /static/js/vendor/jquery-ui.min.js HTTP/1.1" 200 227259 </text:p>
      <text:p text:style-name="Standard">[12/Aug/2013 10:28:07] "GET /static/js/vendor/underscore.string.min.js HTTP/1.1" 200 8604 </text:p>
      <text:p text:style-name="Standard">[12/Aug/2013 10:28:07] "GET /static/js/vendor/backbone-min.js HTTP/1.1" 200 19458 </text:p>
      <text:p text:style-name="Standard">[12/Aug/2013 10:28:07] "GET /static/js/vendor/underscore-min.js HTTP/1.1" 200 13450 </text:p>
      <text:p text:style-name="Standard">[12/Aug/2013 10:28:07] "GET /static/js/vendor/jquery.leanModal.min.js HTTP/1.1" 200 1028 </text:p>
      <text:p text:style-name="Standard">[12/Aug/2013 10:28:07] "GET /jsi18n/ HTTP/1.1" 200 15067 </text:p>
      <text:p text:style-name="Standard">[12/Aug/2013 10:28:07] "GET /static/js/vendor/backbone-associations-min.js HTTP/1.1" 200 5463 </text:p>
      <text:p text:style-name="Standard">[12/Aug/2013 10:28:07] "GET /static/js/vendor/jquery.form.js HTTP/1.1" 200 39145 </text:p>
      <text:p text:style-name="Standard">[12/Aug/2013 10:28:07] "GET /static/js/vendor/jasmine-stealth.js HTTP/1.1" 200 6279 </text:p>
      <text:p text:style-name="Standard">[12/Aug/2013 10:28:07] "GET /static/js/test/i18n.js HTTP/1.1" 200 59 </text:p>
      <text:p text:style-name="Standard">[12/Aug/2013 10:28:07] "GET /static/js/vendor/sinon-1.7.1.js HTTP/1.1" 200 132784 </text:p>
      <text:p text:style-name="Standard">[12/Aug/2013 10:28:07] "GET /static/coffee/src/ajax_prefix.js HTTP/1.1" 200 739 </text:p>
      <text:p text:style-name="Standard">[12/Aug/2013 10:28:07] "GET /static/coffee/src/discussion/content.js HTTP/1.1" 200 11288 </text:p>
      <text:p text:style-name="Standard">[12/Aug/2013 10:28:07] "GET /static/coffee/src/discussion/discussion_filter.js HTTP/1.1" 200 1207 </text:p>
      <text:p text:style-name="Standard">[12/Aug/2013 10:28:07] "GET /static/coffee/src/discussion/discussion.js HTTP/1.1" 200 5587 </text:p>
      <text:p text:style-name="Standard">[12/Aug/2013 10:28:07] "GET /static/coffee/src/discussion/discussion_module_view.js HTTP/1.1" 200 8576 </text:p>
      <text:p text:style-name="Standard">[12/Aug/2013 10:28:07] "GET /static/coffee/src/discussion/discussion_router.js HTTP/1.1" 200 4014 </text:p>
      <text:p text:style-name="Standard">[12/Aug/2013 10:28:07] "GET /static/coffee/src/discussion/main.js HTTP/1.1" 200 1790 </text:p>
      <text:p text:style-name="Standard">[12/Aug/2013 10:28:07] "GET /static/coffee/src/discussion/models/discussion_user.js HTTP/1.1" 200 1355 </text:p>
      <text:p text:style-name="Standard">[12/Aug/2013 10:28:07] "GET /static/coffee/src/discussion/tooltip_manager.js HTTP/1.1" 200 2092 </text:p>
      <text:p text:style-name="Standard">[12/Aug/2013 10:28:07] "GET /static/coffee/src/discussion/templates.js HTTP/1.1" 200 66 </text:p>
      <text:p text:style-name="Standard"><text:soft-page-break/>[12/Aug/2013 10:28:07] "GET /static/coffee/src/discussion/user_profile.js HTTP/1.1" 200 2268 </text:p>
      <text:p text:style-name="Standard">[12/Aug/2013 10:28:07] "GET /static/coffee/src/discussion/views/discussion_content_view.js HTTP/1.1" 200 8997 </text:p>
      <text:p text:style-name="Standard">[12/Aug/2013 10:28:07] "GET /static/coffee/src/discussion/utils.js HTTP/1.1" 200 15781 </text:p>
      <text:p text:style-name="Standard">[12/Aug/2013 10:28:07] "GET /static/coffee/src/discussion/views/discussion_thread_edit_view.js HTTP/1.1" 200 1911 </text:p>
      <text:p text:style-name="Standard">[12/Aug/2013 10:28:07] "GET /static/coffee/src/discussion/views/discussion_thread_list_view.js HTTP/1.1" 200 21887 </text:p>
      <text:p text:style-name="Standard">[12/Aug/2013 10:28:07] "GET /static/coffee/src/discussion/views/discussion_thread_profile_view.js HTTP/1.1" 200 8259 </text:p>
      <text:p text:style-name="Standard">[12/Aug/2013 10:28:07] "GET /static/coffee/src/discussion/views/discussion_thread_show_view.js HTTP/1.1" 200 10916 </text:p>
      <text:p text:style-name="Standard">[12/Aug/2013 10:28:07] "GET /static/coffee/src/discussion/views/discussion_thread_view.js HTTP/1.1" 200 8986 </text:p>
      <text:p text:style-name="Standard">[12/Aug/2013 10:28:07] "GET /static/coffee/src/discussion/views/discussion_thread_view_inline.js HTTP/1.1" 200 6626 </text:p>
      <text:p text:style-name="Standard">[12/Aug/2013 10:28:07] "GET /static/coffee/src/discussion/views/discussion_user_profile_view.js HTTP/1.1" 200 2376 </text:p>
      <text:p text:style-name="Standard">[12/Aug/2013 10:28:07] "GET /static/coffee/src/discussion/views/new_post_inline_vew.js HTTP/1.1" 200 2973 </text:p>
      <text:p text:style-name="Standard">[12/Aug/2013 10:28:07] "GET /static/coffee/src/discussion/views/response_comment_show_view.js HTTP/1.1" 200 4004 </text:p>
      <text:p text:style-name="Standard">[12/Aug/2013 10:28:07] "GET /static/coffee/src/discussion/views/new_post_view.js HTTP/1.1" 200 8796 </text:p>
      <text:p text:style-name="Standard">[12/Aug/2013 10:28:07] "GET /static/coffee/src/discussion/views/response_comment_view.js HTTP/1.1" 200 1879 </text:p>
      <text:p text:style-name="Standard">[12/Aug/2013 10:28:07] "GET /static/coffee/src/discussion/views/thread_response_edit_view.js HTTP/1.1" 200 1820 </text:p>
      <text:p text:style-name="Standard">[12/Aug/2013 10:28:07] "GET /static/coffee/src/discussion/views/thread_response_view.js HTTP/1.1" 200 8859 </text:p>
      <text:p text:style-name="Standard">[12/Aug/2013 10:28:07] "GET /static/coffee/src/discussion/views/thread_response_show_view.js HTTP/1.1" 200 6451 </text:p>
      <text:p text:style-name="Standard">[12/Aug/2013 10:28:07] "GET /static/coffee/src/logger.js HTTP/1.1" 200 1788 </text:p>
      <text:p text:style-name="Standard">[12/Aug/2013 10:28:07] "GET /static/coffee/src/main.js HTTP/1.1" 200 1497 </text:p>
      <text:p text:style-name="Standard">[12/Aug/2013 10:28:07] "GET /static/coffee/src/xproblem.js HTTP/1.1" 200 2244 </text:p>
      <text:p text:style-name="Standard">[12/Aug/2013 10:28:07] "GET /static/js/hesitate.js HTTP/1.1" 200 2245 </text:p>
      <text:p text:style-name="Standard">[12/Aug/2013 10:28:07] "GET /static/js/base.js HTTP/1.1" 200 23885 </text:p>
      <text:p text:style-name="Standard">[12/Aug/2013 10:28:07] "GET /static/js/views/feedback.js HTTP/1.1" 200 7744 </text:p>
      <text:p text:style-name="Standard">[12/Aug/2013 10:28:07] "GET /static/js/models/section.js HTTP/1.1" 200 918 </text:p>
      <text:p text:style-name="Standard">[12/Aug/2013 10:28:07] "GET /static/js/views/section.js HTTP/1.1" 200 2784 </text:p>
      <text:p text:style-name="Standard">[12/Aug/2013 10:28:07] "GET /static/js/models/metadata_model.js HTTP/1.1" 200 3058 </text:p>
      <text:p text:style-name="Standard">[12/Aug/2013 10:28:07] "GET /static/js/views/metadata_editor_view.js HTTP/1.1" 200 10516 </text:p>
      <text:p text:style-name="Standard">[12/Aug/2013 10:28:07] "GET /static/js/models/textbook.js HTTP/1.1" 200 5770 </text:p>
      <text:p text:style-name="Standard">[12/Aug/2013 10:28:07] "GET /static/coffee/src/views/tabs.js HTTP/1.1" 200 3398 </text:p>
      <text:p text:style-name="Standard">[12/Aug/2013 10:28:07] "GET /static/coffee/src/views/module_edit.js HTTP/1.1" 200 6934 </text:p>
      <text:p text:style-name="Standard">[12/Aug/2013 10:28:07] "GET /static/coffee/src/models/module.js HTTP/1.1" 200 680 </text:p>
      <text:p text:style-name="Standard">[12/Aug/2013 10:28:07] "GET /static/coffee/src/views/unit.js HTTP/1.1" 200 11692 </text:p>
      <text:p text:style-name="Standard">[12/Aug/2013 10:28:07] "GET /static/js/views/textbook.js HTTP/1.1" 200 12988 </text:p>
      <text:p text:style-name="Standard">[12/Aug/2013 10:28:07] "GET /static/js/views/assets.js HTTP/1.1" 200 4342 </text:p>
      <text:p text:style-name="Standard"><text:soft-page-break/>[12/Aug/2013 10:28:07] "GET /static/xmodule/descriptors/js/000-1367733fd808ae2ce154fb10b7531a05.js HTTP/1.1" 200 3362 </text:p>
      <text:p text:style-name="Standard">[12/Aug/2013 10:28:07] "GET /static/xmodule/descriptors/js/001-4455953e190a120e56a33841e5c04a9b.js HTTP/1.1" 200 1050 </text:p>
      <text:p text:style-name="Standard">[12/Aug/2013 10:28:07] "GET /static/xmodule/descriptors/js/001-1d66d57cc7a9738e21f0daa87d80ab85.js HTTP/1.1" 200 5297 </text:p>
      <text:p text:style-name="Standard">[12/Aug/2013 10:28:07] "GET /static/xmodule/descriptors/js/001-6022911bfee6e7865b4457629ab2ff44.js HTTP/1.1" 200 785 </text:p>
      <text:p text:style-name="Standard">[12/Aug/2013 10:28:07] "GET /static/xmodule/descriptors/js/001-60ee58112f6379525cceaf196afbfa3f.js HTTP/1.1" 200 14113 </text:p>
      <text:p text:style-name="Standard">[12/Aug/2013 10:28:07] "GET /static/xmodule/descriptors/js/001-792b1e29b66e460f0798bdd940c30ad8.js HTTP/1.1" 200 1000 </text:p>
      <text:p text:style-name="Standard">[12/Aug/2013 10:28:07] "GET /static/xmodule/descriptors/js/001-a322439d4f2eaac44b5cbb7511c6c81a.js HTTP/1.1" 200 14634 </text:p>
      <text:p text:style-name="Standard">[12/Aug/2013 10:28:07] "GET /static/xmodule/descriptors/js/001-79a64f2010d8b4cb8d0f0d6912c70c12.js HTTP/1.1" 200 926 </text:p>
      <text:p text:style-name="Standard">[12/Aug/2013 10:28:07] "GET /static/xmodule/modules/js/000-1367733fd808ae2ce154fb10b7531a05.js HTTP/1.1" 200 3362 </text:p>
      <text:p text:style-name="Standard">[12/Aug/2013 10:28:07] "GET /static/xmodule/modules/js/000-224d365aed3a968d6876b75a9e39d877.js HTTP/1.1" 200 2587 </text:p>
      <text:p text:style-name="Standard">[12/Aug/2013 10:28:07] "GET /static/xmodule/descriptors/js/001-fdfb7ccca8edfb703fc7a5f124a67f24.js HTTP/1.1" 200 1040 </text:p>
      <text:p text:style-name="Standard">[12/Aug/2013 10:28:07] "GET /static/xmodule/modules/js/000-402ddb8238827c4debab366049344197.js HTTP/1.1" 200 12483 </text:p>
      <text:p text:style-name="Standard">[12/Aug/2013 10:28:07] "GET /static/xmodule/modules/js/000-4d162d2de1aac3828ff8f47d82e5ed3c.js HTTP/1.1" 200 928 </text:p>
      <text:p text:style-name="Standard">[12/Aug/2013 10:28:07] "GET /static/xmodule/modules/js/000-6f89a6fecd42ad443889b2a42f0cba64.js HTTP/1.1" 200 3423 </text:p>
      <text:p text:style-name="Standard">[12/Aug/2013 10:28:07] "GET /static/xmodule/modules/js/001-0b45db8d4ae67b439cff8d0c38d807a8.js HTTP/1.1" 200 847 </text:p>
      <text:p text:style-name="Standard">[12/Aug/2013 10:28:07] "GET /static/xmodule/modules/js/000-af111f211312d70325129ec128562a4c.js HTTP/1.1" 200 1975 </text:p>
      <text:p text:style-name="Standard">[12/Aug/2013 10:28:07] "GET /static/xmodule/modules/js/001-149e5f80fb129c93207c19c2cb17b45a.js HTTP/1.1" 200 125 </text:p>
      <text:p text:style-name="Standard">[12/Aug/2013 10:28:07] "GET /static/xmodule/modules/js/001-3ca41e49a9b8c4ebadfaa10086432c0b.js HTTP/1.1" 200 2806 </text:p>
      <text:p text:style-name="Standard">[12/Aug/2013 10:28:08] "GET /static/xmodule/modules/js/001-53c44c016974a4e7b767192c8fa16fe0.js HTTP/1.1" 200 2442 </text:p>
      <text:p text:style-name="Standard">[12/Aug/2013 10:28:08] "GET /static/xmodule/modules/js/001-69420fd5cb2ad8dbd4a9c268ca13290f.js HTTP/1.1" 200 28890 </text:p>
      <text:p text:style-name="Standard">[12/Aug/2013 10:28:08] "GET /static/xmodule/modules/js/001-79f612baa84fbd910e40cb230715ccb1.js HTTP/1.1" 200 15828 </text:p>
      <text:p text:style-name="Standard">[12/Aug/2013 10:28:08] "GET /static/xmodule/modules/js/001-222009e8c24f5628677581995d2488d9.js HTTP/1.1" 200 207425 </text:p>
      <text:p text:style-name="Standard">[12/Aug/2013 10:28:08] "GET /static/xmodule/modules/js/001-8383e6c4d52e1732b167dc86623e98b1.js HTTP/1.1" 200 3748 </text:p>
      <text:p text:style-name="Standard">[12/Aug/2013 10:28:08] "GET /static/xmodule/modules/js/001-a9631d048a0131179371a15d9e0b1c95.js HTTP/1.1" 200 7022 </text:p>
      <text:p text:style-name="Standard">[12/Aug/2013 10:28:08] "GET /static/xmodule/modules/js/001-cf8b4d3fc2030ecff4f2efe3cb4ade76.js <text:soft-page-break/>HTTP/1.1" 200 20226 </text:p>
      <text:p text:style-name="Standard">[12/Aug/2013 10:28:08] "GET /static/xmodule/modules/js/001-831bfa7f0550106cead1942d7485d9b2.js HTTP/1.1" 200 139066 </text:p>
      <text:p text:style-name="Standard">[12/Aug/2013 10:28:08] "GET /static/xmodule/modules/js/002-0647cda685c1f18b6e90ff8c0558a905.js HTTP/1.1" 200 5167 </text:p>
      <text:p text:style-name="Standard">[12/Aug/2013 10:28:08] "GET /static/xmodule/modules/js/002-3757986057360c5f50d936362356462d.js HTTP/1.1" 200 10048 </text:p>
      <text:p text:style-name="Standard">[12/Aug/2013 10:28:08] "GET /static/xmodule/modules/js/002-94087ab787809b39f202ba461b26632f.js HTTP/1.1" 200 3053 </text:p>
      <text:p text:style-name="Standard">[12/Aug/2013 10:28:08] "GET /static/xmodule/modules/js/002-686546867b49ed1325e2dab3d7733cf8.js HTTP/1.1" 200 25616 </text:p>
      <text:p text:style-name="Standard">[12/Aug/2013 10:28:08] "GET /static/xmodule/modules/js/002-a411848ba68e7a54a7563b8f927d2cbc.js HTTP/1.1" 200 1503 </text:p>
      <text:p text:style-name="Standard">[12/Aug/2013 10:28:08] "GET /static/xmodule/modules/js/002-af111f211312d70325129ec128562a4c.js HTTP/1.1" 200 1975 </text:p>
      <text:p text:style-name="Standard">[12/Aug/2013 10:28:08] "GET /static/xmodule/modules/js/002-b4a4fc0509ca8fc099a4267b4103ee0e.js HTTP/1.1" 200 1783 </text:p>
      <text:p text:style-name="Standard">[12/Aug/2013 10:28:08] "GET /static/xmodule/modules/js/002-e54b5c7f7b657100c24d82263144a4fd.js HTTP/1.1" 200 718 </text:p>
      <text:p text:style-name="Standard">[12/Aug/2013 10:28:08] "GET /static/xmodule/modules/js/003-0e77646c5dbbb4e3263ce06a4df8f75a.js HTTP/1.1" 200 611 </text:p>
      <text:p text:style-name="Standard">[12/Aug/2013 10:28:08] "GET /static/xmodule/modules/js/002-c69e953ceece62d29352ef33330b37ae.js HTTP/1.1" 200 12322 </text:p>
      <text:p text:style-name="Standard">[12/Aug/2013 10:28:08] "GET /static/xmodule/modules/js/003-53c44c016974a4e7b767192c8fa16fe0.js HTTP/1.1" 200 2442 </text:p>
      <text:p text:style-name="Standard">[12/Aug/2013 10:28:08] "GET /static/xmodule/modules/js/003-6c67559dda8ce46b7aa8939a7a130358.js HTTP/1.1" 200 576 </text:p>
      <text:p text:style-name="Standard">[12/Aug/2013 10:28:08] "GET /static/xmodule/modules/js/003-6e8bf396002ae78ecc4f7bd88b572323.js HTTP/1.1" 200 954 </text:p>
      <text:p text:style-name="Standard">[12/Aug/2013 10:28:08] "GET /static/xmodule/modules/js/003-80a3e7a7cbbdf47978d6c83938f0705a.js HTTP/1.1" 200 490 </text:p>
      <text:p text:style-name="Standard">[12/Aug/2013 10:28:08] "GET /static/xmodule/modules/js/003-b4a4fc0509ca8fc099a4267b4103ee0e.js HTTP/1.1" 200 1783 </text:p>
      <text:p text:style-name="Standard">[12/Aug/2013 10:28:08] "GET /static/xmodule/modules/js/003-da1290f2b00e2c27e7305fcd42b548ae.js HTTP/1.1" 200 145 </text:p>
      <text:p text:style-name="Standard">[12/Aug/2013 10:28:08] "GET /static/xmodule/modules/js/004-368d8d91c132431137574ef3c63366e2.js HTTP/1.1" 200 7533 </text:p>
      <text:p text:style-name="Standard">[12/Aug/2013 10:28:08] "GET /static/xmodule/modules/js/004-53c44c016974a4e7b767192c8fa16fe0.js HTTP/1.1" 200 2442 </text:p>
      <text:p text:style-name="Standard">[12/Aug/2013 10:28:08] "GET /static/xmodule/modules/js/004-80d80fae81a270e6509a48f20610b708.js HTTP/1.1" 200 3855 </text:p>
      <text:p text:style-name="Standard">[12/Aug/2013 10:28:08] "GET /static/xmodule/modules/js/004-b04b484470e41b3eb09e335d3b947ba2.js HTTP/1.1" 200 10667 </text:p>
      <text:p text:style-name="Standard">[12/Aug/2013 10:28:08] "GET /static/xmodule/modules/js/004-e5af277ee599b22091389780d4128eb9.js HTTP/1.1" 200 7849 </text:p>
      <text:p text:style-name="Standard">[12/Aug/2013 10:28:08] "GET /static/xmodule/modules/js/004-dbae1d9f36f1276b17e3247684474ddb.js HTTP/1.1" 200 11599 </text:p>
      <text:p text:style-name="Standard">[12/Aug/2013 10:28:08] "GET /static/xmodule/modules/js/005-2580d7c13fbc0d0e8506635308a49343.js HTTP/1.1" 200 3332 </text:p>
      <text:p text:style-name="Standard"><text:soft-page-break/>[12/Aug/2013 10:28:08] "GET /static/xmodule/modules/js/005-75cf59836891638893f26ffdb34c1c97.js HTTP/1.1" 200 2110 </text:p>
      <text:p text:style-name="Standard">[12/Aug/2013 10:28:08] "GET /static/xmodule/modules/js/005-7d67198c049863d6c664dcbc6ad3bfd2.js HTTP/1.1" 200 2055 </text:p>
      <text:p text:style-name="Standard">[12/Aug/2013 10:28:08] "GET /static/xmodule/modules/js/006-910dd35136c256e93f12eb05f8098891.js HTTP/1.1" 200 56549 </text:p>
      <text:p text:style-name="Standard">[12/Aug/2013 10:28:08] "GET /static/xmodule/modules/js/006-cba3cac363602510b206174ba2703cce.js HTTP/1.1" 200 9338 </text:p>
      <text:p text:style-name="Standard">[12/Aug/2013 10:28:08] "GET /static/xmodule/modules/js/006-e5fe4c94ed912b4b364c8ce0a16a5174.js HTTP/1.1" 200 14482 </text:p>
      <text:p text:style-name="Standard">[12/Aug/2013 10:28:08] "GET /static/xmodule/modules/js/007-4a2ead232a99b80be89c8c2a22186db6.js HTTP/1.1" 200 5089 </text:p>
      <text:p text:style-name="Standard">[12/Aug/2013 10:28:08] "GET /static/xmodule/modules/js/007-6a05ec282f5e19ad33cc509ee32b61cb.js HTTP/1.1" 200 2960 </text:p>
      <text:p text:style-name="Standard">[12/Aug/2013 10:28:08] "GET /static/xmodule/modules/js/007-dbf139e24926ef29f9776960a24a3ec9.js HTTP/1.1" 200 3047 </text:p>
      <text:p text:style-name="Standard">[12/Aug/2013 10:28:08] "GET /static/xmodule/modules/js/008-340d5e0eea63ae3a5a2b7ccf1048aebd.js HTTP/1.1" 200 1979 </text:p>
      <text:p text:style-name="Standard">[12/Aug/2013 10:28:08] "GET /static/xmodule/modules/js/008-f9a8866267ea147495ef20561edda6a5.js HTTP/1.1" 200 1924 </text:p>
      <text:p text:style-name="Standard">[12/Aug/2013 10:28:08] "GET /static/xmodule/modules/js/008-64c152afd1e68f2640e648cf3faed33e.js HTTP/1.1" 200 4107 </text:p>
      <text:p text:style-name="Standard">[12/Aug/2013 10:28:08] "GET /static/xmodule/modules/js/009-05087a27dfff9d586de0bbf7d8ab712f.js HTTP/1.1" 200 2775 </text:p>
      <text:p text:style-name="Standard">[12/Aug/2013 10:28:08] "GET /static/xmodule/modules/js/009-6099fb4c640ced238dd6a35ac69e95f0.js HTTP/1.1" 200 1087 </text:p>
      <text:p text:style-name="Standard">[12/Aug/2013 10:28:08] "GET /static/xmodule/modules/js/010-59ee7f1328aa8cbde9f2829e29cf697b.js HTTP/1.1" 200 2337 </text:p>
      <text:p text:style-name="Standard">[12/Aug/2013 10:28:08] "GET /static/xmodule/modules/js/009-8ced9281cdd506d11e9e8e8f6bb45222.js HTTP/1.1" 200 3524 </text:p>
      <text:p text:style-name="Standard">[12/Aug/2013 10:28:08] "GET /static/xmodule/modules/js/010-d44e5c72658cb0129b9da15fd98462cd.js HTTP/1.1" 200 2392 </text:p>
      <text:p text:style-name="Standard">[12/Aug/2013 10:28:08] "GET /static/coffee/spec/helpers.js HTTP/1.1" 200 597 </text:p>
      <text:p text:style-name="Standard">[12/Aug/2013 10:28:08] "GET /static/coffee/spec/main_spec.js HTTP/1.1" 200 2474 </text:p>
      <text:p text:style-name="Standard">[12/Aug/2013 10:28:08] "GET /static/coffee/spec/models/metadata_spec.js HTTP/1.1" 200 2912 </text:p>
      <text:p text:style-name="Standard">[12/Aug/2013 10:28:08] "GET /static/coffee/spec/models/module_spec.js HTTP/1.1" 200 372 </text:p>
      <text:p text:style-name="Standard">[12/Aug/2013 10:28:08] "GET /static/coffee/spec/models/section_spec.js HTTP/1.1" 200 2185 </text:p>
      <text:p text:style-name="Standard">[12/Aug/2013 10:28:08] "GET /static/coffee/spec/models/textbook_spec.js HTTP/1.1" 200 10021 </text:p>
      <text:p text:style-name="Standard">[12/Aug/2013 10:28:08] "GET /static/coffee/spec/views/feedback_spec.js HTTP/1.1" 200 12183 </text:p>
      <text:p text:style-name="Standard">[12/Aug/2013 10:28:08] "GET /static/coffee/spec/views/metadata_edit_spec.js HTTP/1.1" 200 14297 </text:p>
      <text:p text:style-name="Standard">[12/Aug/2013 10:28:08] "GET /static/coffee/spec/views/module_edit_spec.js HTTP/1.1" 200 3169 </text:p>
      <text:p text:style-name="Standard">[12/Aug/2013 10:28:08] "GET /static/coffee/spec/views/overview_spec.js HTTP/1.1" 200 2766 </text:p>
      <text:p text:style-name="Standard">[12/Aug/2013 10:28:08] "GET /static/coffee/spec/views/section_spec.js HTTP/1.1" 200 4376 </text:p>
      <text:p text:style-name="Standard">[12/Aug/2013 10:28:08] "GET /static/coffee/spec/views/textbook_spec.js HTTP/1.1" 200 20630 </text:p>
      <text:p text:style-name="Standard">python -m webbrowser -t 'http://localhost:14270/_jasmine/' </text:p>
      <text:p text:style-name="Standard"/>
      <text:p text:style-name="Standard">[12/Aug/2013 10:28:09] "GET /_jasmine/ HTTP/1.1" 200 16500 </text:p>
      <text:p text:style-name="Standard">[12/Aug/2013 10:28:09] "GET /static/jasmine-latest/jasmine.css HTTP/1.1" 200 2120 </text:p>
      <text:p text:style-name="Standard">[12/Aug/2013 10:28:09] "GET /static/console-runner.js HTTP/1.1" 200 3038 </text:p>
      <text:p text:style-name="Standard"><text:soft-page-break/>[12/Aug/2013 10:28:09] "GET /static/jasmine-latest/jasmine.js HTTP/1.1" 200 66721 </text:p>
      <text:p text:style-name="Standard">[12/Aug/2013 10:28:09] "GET /static/js/vendor/jasmine-jquery.js HTTP/1.1" 200 10017 </text:p>
      <text:p text:style-name="Standard">[12/Aug/2013 10:28:09] "GET /static/jasmine-latest/jasmine-html.js HTTP/1.1" 200 6934 </text:p>
      <text:p text:style-name="Standard">[12/Aug/2013 10:28:09] "GET /static/js/vendor/RequireJS.js HTTP/1.1" 200 15118 </text:p>
      <text:p text:style-name="Standard">[12/Aug/2013 10:28:09] "GET /static/js/vendor/json2.js HTTP/1.1" 200 17521 </text:p>
      <text:p text:style-name="Standard">[12/Aug/2013 10:28:09] "GET /static/jasmine.junit_reporter.js HTTP/1.1" 200 7552 </text:p>
      <text:p text:style-name="Standard">[12/Aug/2013 10:28:09] "GET /static/js/vendor/jquery.min.js HTTP/1.1" 200 94840 </text:p>
      <text:p text:style-name="Standard">[12/Aug/2013 10:28:09] "GET /static/js/vendor/jquery.cookie.js HTTP/1.1" 200 1941 </text:p>
      <text:p text:style-name="Standard">[12/Aug/2013 10:28:09] "GET /static/js/vendor/jquery.qtip.min.js HTTP/1.1" 200 25875 </text:p>
      <text:p text:style-name="Standard">[12/Aug/2013 10:28:09] "GET /static/js/vendor/swfobject/swfobject.js HTTP/1.1" 200 10220 </text:p>
      <text:p text:style-name="Standard">[12/Aug/2013 10:28:09] "GET /static/js/vendor/jquery.ba-bbq.min.js HTTP/1.1" 200 4119 </text:p>
      <text:p text:style-name="Standard">[12/Aug/2013 10:28:09] "GET /static/js/vendor/annotator.tags.min.js HTTP/1.1" 200 2631 </text:p>
      <text:p text:style-name="Standard">[12/Aug/2013 10:28:09] "GET /static/js/vendor/annotator.store.min.js HTTP/1.1" 200 6332 </text:p>
      <text:p text:style-name="Standard">[12/Aug/2013 10:28:09] "GET /static/js/vendor/annotator.min.js HTTP/1.1" 200 40492 </text:p>
      <text:p text:style-name="Standard">[12/Aug/2013 10:28:09] "GET /static/coffee/src/ajax_prefix.js HTTP/1.1" 200 739 </text:p>
      <text:p text:style-name="Standard">[12/Aug/2013 10:28:09] "GET /static/js/vendor/jquery-ui.min.js HTTP/1.1" 200 227259 </text:p>
      <text:p text:style-name="Standard">[12/Aug/2013 10:28:09] "GET /static/coffee/src/calculator.js HTTP/1.1" 200 1266 </text:p>
      <text:p text:style-name="Standard">[12/Aug/2013 10:28:09] "GET /static/coffee/src/customwmd.js HTTP/1.1" 200 7806 </text:p>
      <text:p text:style-name="Standard">[12/Aug/2013 10:28:09] "GET /static/coffee/src/discussion/content.js HTTP/1.1" 200 11288 </text:p>
      <text:p text:style-name="Standard">[12/Aug/2013 10:28:09] "GET /static/coffee/src/discussion/discussion.js HTTP/1.1" 200 5587 </text:p>
      <text:p text:style-name="Standard">[12/Aug/2013 10:28:09] "GET /static/coffee/src/discussion/discussion_module_view.js HTTP/1.1" 200 8576 </text:p>
      <text:p text:style-name="Standard">[12/Aug/2013 10:28:09] "GET /static/coffee/src/discussion/discussion_filter.js HTTP/1.1" 200 1207 </text:p>
      <text:p text:style-name="Standard">[12/Aug/2013 10:28:09] "GET /static/coffee/src/discussion/models/discussion_user.js HTTP/1.1" 200 1355 </text:p>
      <text:p text:style-name="Standard">[12/Aug/2013 10:28:09] "GET /static/coffee/src/discussion/discussion_router.js HTTP/1.1" 200 4014 </text:p>
      <text:p text:style-name="Standard">[12/Aug/2013 10:28:09] "GET /static/coffee/src/discussion/main.js HTTP/1.1" 200 1790 </text:p>
      <text:p text:style-name="Standard">[12/Aug/2013 10:28:09] "GET /static/coffee/src/discussion/templates.js HTTP/1.1" 200 66 </text:p>
      <text:p text:style-name="Standard">[12/Aug/2013 10:28:09] "GET /static/coffee/src/discussion/tooltip_manager.js HTTP/1.1" 200 2092 </text:p>
      <text:p text:style-name="Standard">[12/Aug/2013 10:28:09] "GET /static/coffee/src/discussion/user_profile.js HTTP/1.1" 200 2268 </text:p>
      <text:p text:style-name="Standard">[12/Aug/2013 10:28:09] "GET /static/coffee/src/discussion/views/discussion_thread_list_view.js HTTP/1.1" 200 21887 </text:p>
      <text:p text:style-name="Standard">[12/Aug/2013 10:28:09] "GET /static/coffee/src/discussion/utils.js HTTP/1.1" 200 15781 </text:p>
      <text:p text:style-name="Standard">[12/Aug/2013 10:28:09] "GET /static/coffee/src/discussion/views/discussion_content_view.js HTTP/1.1" 200 8997 </text:p>
      <text:p text:style-name="Standard">[12/Aug/2013 10:28:09] "GET /static/coffee/src/discussion/views/discussion_thread_edit_view.js HTTP/1.1" 200 1911 </text:p>
      <text:p text:style-name="Standard">[12/Aug/2013 10:28:09] "GET /static/coffee/src/discussion/views/discussion_thread_profile_view.js HTTP/1.1" 200 8259 </text:p>
      <text:p text:style-name="Standard">[12/Aug/2013 10:28:09] "GET /static/coffee/src/discussion/views/discussion_thread_show_view.js HTTP/1.1" 200 10916 </text:p>
      <text:p text:style-name="Standard">[12/Aug/2013 10:28:09] "GET /static/coffee/src/discussion/views/discussion_thread_view_inline.js HTTP/1.1" 200 6626 </text:p>
      <text:p text:style-name="Standard">[12/Aug/2013 10:28:09] "GET /static/coffee/src/discussion/views/discussion_thread_view.js HTTP/1.1" 200 8986 </text:p>
      <text:p text:style-name="Standard">[12/Aug/2013 10:28:09] "GET /static/coffee/src/discussion/views/new_post_inline_vew.js HTTP/1.1" 200 2973 </text:p>
      <text:p text:style-name="Standard">[12/Aug/2013 10:28:09] "GET /static/coffee/src/discussion/views/discussion_user_profile_view.js HTTP/1.1" 200 2376 </text:p>
      <text:p text:style-name="Standard"><text:soft-page-break/>[12/Aug/2013 10:28:09] "GET /static/coffee/src/discussion/views/new_post_view.js HTTP/1.1" 200 8796 </text:p>
      <text:p text:style-name="Standard">[12/Aug/2013 10:28:09] "GET /static/coffee/src/discussion/views/response_comment_view.js HTTP/1.1" 200 1879 </text:p>
      <text:p text:style-name="Standard">[12/Aug/2013 10:28:09] "GET /static/coffee/src/discussion/views/response_comment_show_view.js HTTP/1.1" 200 4004 </text:p>
      <text:p text:style-name="Standard">[12/Aug/2013 10:28:09] "GET /static/coffee/src/discussion/views/thread_response_edit_view.js HTTP/1.1" 200 1820 </text:p>
      <text:p text:style-name="Standard">[12/Aug/2013 10:28:10] "GET /static/coffee/src/discussion/views/thread_response_show_view.js HTTP/1.1" 200 6451 </text:p>
      <text:p text:style-name="Standard">[12/Aug/2013 10:28:10] "GET /static/coffee/src/feedback_form.js HTTP/1.1" 200 573 </text:p>
      <text:p text:style-name="Standard">[12/Aug/2013 10:28:10] "GET /static/coffee/src/discussion/views/thread_response_view.js HTTP/1.1" 200 8859 </text:p>
      <text:p text:style-name="Standard">[12/Aug/2013 10:28:10] "GET /static/coffee/src/logger.js HTTP/1.1" 200 1788 </text:p>
      <text:p text:style-name="Standard">[12/Aug/2013 10:28:10] "GET /static/coffee/src/instructor_dashboard_tracking.js HTTP/1.1" 200 293 </text:p>
      <text:p text:style-name="Standard">[12/Aug/2013 10:28:10] "GET /static/coffee/src/main.js HTTP/1.1" 200 2008 </text:p>
      <text:p text:style-name="Standard">[12/Aug/2013 10:28:10] "GET /static/coffee/src/modal.js HTTP/1.1" 200 324 </text:p>
      <text:p text:style-name="Standard">[12/Aug/2013 10:28:10] "GET /static/coffee/src/mathjax_delay_renderer.js HTTP/1.1" 200 2867 </text:p>
      <text:p text:style-name="Standard">[12/Aug/2013 10:28:10] "GET /static/coffee/src/notes.js HTTP/1.1" 200 2677 </text:p>
      <text:p text:style-name="Standard">[12/Aug/2013 10:28:10] "GET /static/coffee/src/views/forgot_password.js HTTP/1.1" 200 66 </text:p>
      <text:p text:style-name="Standard">[12/Aug/2013 10:28:10] "GET /static/coffee/src/xproblem.js HTTP/1.1" 200 2244 </text:p>
      <text:p text:style-name="Standard">[12/Aug/2013 10:28:10] "GET /static/js/form.ext.js HTTP/1.1" 200 1344 </text:p>
      <text:p text:style-name="Standard">[12/Aug/2013 10:28:10] "GET /static/js/toggle_login_modal.js HTTP/1.1" 200 3360 </text:p>
      <text:p text:style-name="Standard">[12/Aug/2013 10:28:10] "GET /static/js/my_courses_dropdown.js HTTP/1.1" 200 280 </text:p>
      <text:p text:style-name="Standard">[12/Aug/2013 10:28:10] "GET /static/coffee/src/courseware.js HTTP/1.1" 200 951 </text:p>
      <text:p text:style-name="Standard">[12/Aug/2013 10:28:10] "GET /static/js/sticky_filter.js HTTP/1.1" 200 369 </text:p>
      <text:p text:style-name="Standard">[12/Aug/2013 10:28:10] "GET /static/js/query-params.js HTTP/1.1" 200 300 </text:p>
      <text:p text:style-name="Standard">[12/Aug/2013 10:28:10] "GET /static/coffee/src/histogram.js HTTP/1.1" 200 1707 </text:p>
      <text:p text:style-name="Standard">[12/Aug/2013 10:28:10] "GET /static/coffee/src/modules/tab.js HTTP/1.1" 200 1286 </text:p>
      <text:p text:style-name="Standard">[12/Aug/2013 10:28:10] "GET /static/xmodule/modules/js/000-1367733fd808ae2ce154fb10b7531a05.js HTTP/1.1" 200 3362 </text:p>
      <text:p text:style-name="Standard">[12/Aug/2013 10:28:10] "GET /static/coffee/src/navigation.js HTTP/1.1" 200 1357 </text:p>
      <text:p text:style-name="Standard">[12/Aug/2013 10:28:10] "GET /static/xmodule/modules/js/000-224d365aed3a968d6876b75a9e39d877.js HTTP/1.1" 200 2587 </text:p>
      <text:p text:style-name="Standard">[12/Aug/2013 10:28:10] "GET /static/xmodule/modules/js/000-6f89a6fecd42ad443889b2a42f0cba64.js HTTP/1.1" 200 3423 </text:p>
      <text:p text:style-name="Standard">[12/Aug/2013 10:28:10] "GET /static/xmodule/modules/js/000-4d162d2de1aac3828ff8f47d82e5ed3c.js HTTP/1.1" 200 928 </text:p>
      <text:p text:style-name="Standard">[12/Aug/2013 10:28:10] "GET /static/xmodule/modules/js/000-402ddb8238827c4debab366049344197.js HTTP/1.1" 200 12483 </text:p>
      <text:p text:style-name="Standard">[12/Aug/2013 10:28:10] "GET /static/xmodule/modules/js/000-af111f211312d70325129ec128562a4c.js HTTP/1.1" 200 1975 </text:p>
      <text:p text:style-name="Standard">[12/Aug/2013 10:28:10] "GET /static/xmodule/modules/js/001-149e5f80fb129c93207c19c2cb17b45a.js HTTP/1.1" 200 125 </text:p>
      <text:p text:style-name="Standard">[12/Aug/2013 10:28:10] "GET /static/xmodule/modules/js/001-0b45db8d4ae67b439cff8d0c38d807a8.js HTTP/1.1" 200 847 </text:p>
      <text:p text:style-name="Standard">[12/Aug/2013 10:28:10] "GET /static/xmodule/modules/js/001-3ca41e49a9b8c4ebadfaa10086432c0b.js HTTP/1.1" 200 2806 </text:p>
      <text:p text:style-name="Standard">[12/Aug/2013 10:28:10] "GET /static/xmodule/modules/js/001-<text:soft-page-break/>53c44c016974a4e7b767192c8fa16fe0.js HTTP/1.1" 200 2442 </text:p>
      <text:p text:style-name="Standard">[12/Aug/2013 10:28:10] "GET /static/xmodule/modules/js/001-69420fd5cb2ad8dbd4a9c268ca13290f.js HTTP/1.1" 200 28890 </text:p>
      <text:p text:style-name="Standard">[12/Aug/2013 10:28:10] "GET /static/xmodule/modules/js/001-222009e8c24f5628677581995d2488d9.js HTTP/1.1" 200 207425 </text:p>
      <text:p text:style-name="Standard">[12/Aug/2013 10:28:10] "GET /static/xmodule/modules/js/001-79f612baa84fbd910e40cb230715ccb1.js HTTP/1.1" 200 15828 </text:p>
      <text:p text:style-name="Standard">[12/Aug/2013 10:28:10] "GET /static/xmodule/modules/js/001-a9631d048a0131179371a15d9e0b1c95.js HTTP/1.1" 200 7022 </text:p>
      <text:p text:style-name="Standard">[12/Aug/2013 10:28:10] "GET /static/xmodule/modules/js/001-8383e6c4d52e1732b167dc86623e98b1.js HTTP/1.1" 200 3748 </text:p>
      <text:p text:style-name="Standard">[12/Aug/2013 10:28:10] "GET /static/xmodule/modules/js/001-cf8b4d3fc2030ecff4f2efe3cb4ade76.js HTTP/1.1" 200 20226 </text:p>
      <text:p text:style-name="Standard">[12/Aug/2013 10:28:10] "GET /static/xmodule/modules/js/001-831bfa7f0550106cead1942d7485d9b2.js HTTP/1.1" 200 139066 </text:p>
      <text:p text:style-name="Standard">[12/Aug/2013 10:28:10] "GET /static/xmodule/modules/js/002-3757986057360c5f50d936362356462d.js HTTP/1.1" 200 10048 </text:p>
      <text:p text:style-name="Standard">[12/Aug/2013 10:28:10] "GET /static/xmodule/modules/js/002-0647cda685c1f18b6e90ff8c0558a905.js HTTP/1.1" 200 5167 </text:p>
      <text:p text:style-name="Standard">[12/Aug/2013 10:28:10] "GET /static/xmodule/modules/js/002-686546867b49ed1325e2dab3d7733cf8.js HTTP/1.1" 200 25616 </text:p>
      <text:p text:style-name="Standard">[12/Aug/2013 10:28:10] "GET /static/xmodule/modules/js/002-94087ab787809b39f202ba461b26632f.js HTTP/1.1" 200 3053 </text:p>
      <text:p text:style-name="Standard">[12/Aug/2013 10:28:10] "GET /static/xmodule/modules/js/002-a411848ba68e7a54a7563b8f927d2cbc.js HTTP/1.1" 200 1503 </text:p>
      <text:p text:style-name="Standard">[12/Aug/2013 10:28:10] "GET /static/xmodule/modules/js/002-b4a4fc0509ca8fc099a4267b4103ee0e.js HTTP/1.1" 200 1783 </text:p>
      <text:p text:style-name="Standard">[12/Aug/2013 10:28:10] "GET /static/xmodule/modules/js/002-af111f211312d70325129ec128562a4c.js HTTP/1.1" 200 1975 </text:p>
      <text:p text:style-name="Standard">[12/Aug/2013 10:28:10] "GET /static/xmodule/modules/js/002-c69e953ceece62d29352ef33330b37ae.js HTTP/1.1" 200 12322 </text:p>
      <text:p text:style-name="Standard">[12/Aug/2013 10:28:10] "GET /static/xmodule/modules/js/002-e54b5c7f7b657100c24d82263144a4fd.js HTTP/1.1" 200 718 </text:p>
      <text:p text:style-name="Standard">[12/Aug/2013 10:28:10] "GET /static/xmodule/modules/js/003-0e77646c5dbbb4e3263ce06a4df8f75a.js HTTP/1.1" 200 611 </text:p>
      <text:p text:style-name="Standard">[12/Aug/2013 10:28:10] "GET /static/xmodule/modules/js/003-53c44c016974a4e7b767192c8fa16fe0.js HTTP/1.1" 200 2442 </text:p>
      <text:p text:style-name="Standard">[12/Aug/2013 10:28:10] "GET /static/xmodule/modules/js/003-6c67559dda8ce46b7aa8939a7a130358.js HTTP/1.1" 200 576 </text:p>
      <text:p text:style-name="Standard">[12/Aug/2013 10:28:10] "GET /static/xmodule/modules/js/003-6e8bf396002ae78ecc4f7bd88b572323.js HTTP/1.1" 200 954 </text:p>
      <text:p text:style-name="Standard">[12/Aug/2013 10:28:10] "GET /static/xmodule/modules/js/003-80a3e7a7cbbdf47978d6c83938f0705a.js HTTP/1.1" 200 490 </text:p>
      <text:p text:style-name="Standard">[12/Aug/2013 10:28:10] "GET /static/xmodule/modules/js/003-b4a4fc0509ca8fc099a4267b4103ee0e.js HTTP/1.1" 200 1783 </text:p>
      <text:p text:style-name="Standard">[12/Aug/2013 10:28:10] "GET /static/xmodule/modules/js/003-da1290f2b00e2c27e7305fcd42b548ae.js HTTP/1.1" 200 145 </text:p>
      <text:p text:style-name="Standard">[12/Aug/2013 10:28:10] "GET /static/xmodule/modules/js/004-368d8d91c132431137574ef3c63366e2.js HTTP/1.1" 200 7533 </text:p>
      <text:p text:style-name="Standard"><text:soft-page-break/>[12/Aug/2013 10:28:10] "GET /static/xmodule/modules/js/004-53c44c016974a4e7b767192c8fa16fe0.js HTTP/1.1" 200 2442 </text:p>
      <text:p text:style-name="Standard">[12/Aug/2013 10:28:10] "GET /static/xmodule/modules/js/004-80d80fae81a270e6509a48f20610b708.js HTTP/1.1" 200 3855 </text:p>
      <text:p text:style-name="Standard">[12/Aug/2013 10:28:10] "GET /static/xmodule/modules/js/004-b04b484470e41b3eb09e335d3b947ba2.js HTTP/1.1" 200 10667 </text:p>
      <text:p text:style-name="Standard">[12/Aug/2013 10:28:10] "GET /static/xmodule/modules/js/004-dbae1d9f36f1276b17e3247684474ddb.js HTTP/1.1" 200 11599 </text:p>
      <text:p text:style-name="Standard">[12/Aug/2013 10:28:10] "GET /static/xmodule/modules/js/004-e5af277ee599b22091389780d4128eb9.js HTTP/1.1" 200 7849 </text:p>
      <text:p text:style-name="Standard">[12/Aug/2013 10:28:10] "GET /static/xmodule/modules/js/005-2580d7c13fbc0d0e8506635308a49343.js HTTP/1.1" 200 3332 </text:p>
      <text:p text:style-name="Standard">[12/Aug/2013 10:28:10] "GET /static/xmodule/modules/js/005-75cf59836891638893f26ffdb34c1c97.js HTTP/1.1" 200 2110 </text:p>
      <text:p text:style-name="Standard">[12/Aug/2013 10:28:10] "GET /static/xmodule/modules/js/005-7d67198c049863d6c664dcbc6ad3bfd2.js HTTP/1.1" 200 2055 </text:p>
      <text:p text:style-name="Standard">[12/Aug/2013 10:28:10] "GET /static/xmodule/modules/js/006-cba3cac363602510b206174ba2703cce.js HTTP/1.1" 200 9338 </text:p>
      <text:p text:style-name="Standard">[12/Aug/2013 10:28:10] "GET /static/xmodule/modules/js/006-910dd35136c256e93f12eb05f8098891.js HTTP/1.1" 200 56549 </text:p>
      <text:p text:style-name="Standard">[12/Aug/2013 10:28:10] "GET /static/xmodule/modules/js/006-e5fe4c94ed912b4b364c8ce0a16a5174.js HTTP/1.1" 200 14482 </text:p>
      <text:p text:style-name="Standard">[12/Aug/2013 10:28:10] "GET /static/xmodule/modules/js/007-4a2ead232a99b80be89c8c2a22186db6.js HTTP/1.1" 200 5089 </text:p>
      <text:p text:style-name="Standard">[12/Aug/2013 10:28:10] "GET /static/xmodule/modules/js/007-6a05ec282f5e19ad33cc509ee32b61cb.js HTTP/1.1" 200 2960 </text:p>
      <text:p text:style-name="Standard">[12/Aug/2013 10:28:10] "GET /static/xmodule/modules/js/007-dbf139e24926ef29f9776960a24a3ec9.js HTTP/1.1" 200 3047 </text:p>
      <text:p text:style-name="Standard">[12/Aug/2013 10:28:10] "GET /static/xmodule/modules/js/008-340d5e0eea63ae3a5a2b7ccf1048aebd.js HTTP/1.1" 200 1979 </text:p>
      <text:p text:style-name="Standard">[12/Aug/2013 10:28:10] "GET /static/xmodule/modules/js/008-64c152afd1e68f2640e648cf3faed33e.js HTTP/1.1" 200 4107 </text:p>
      <text:p text:style-name="Standard">[12/Aug/2013 10:28:10] "GET /static/xmodule/modules/js/008-f9a8866267ea147495ef20561edda6a5.js HTTP/1.1" 200 1924 </text:p>
      <text:p text:style-name="Standard">[12/Aug/2013 10:28:10] "GET /static/xmodule/modules/js/009-6099fb4c640ced238dd6a35ac69e95f0.js HTTP/1.1" 200 1087 </text:p>
      <text:p text:style-name="Standard">[12/Aug/2013 10:28:10] "GET /static/xmodule/modules/js/009-05087a27dfff9d586de0bbf7d8ab712f.js HTTP/1.1" 200 2775 </text:p>
      <text:p text:style-name="Standard">[12/Aug/2013 10:28:10] "GET /static/xmodule/modules/js/009-8ced9281cdd506d11e9e8e8f6bb45222.js HTTP/1.1" 200 3524 </text:p>
      <text:p text:style-name="Standard">[12/Aug/2013 10:28:10] "GET /static/xmodule/modules/js/010-d44e5c72658cb0129b9da15fd98462cd.js HTTP/1.1" 200 2392 </text:p>
      <text:p text:style-name="Standard">[12/Aug/2013 10:28:10] "GET /static/xmodule/modules/js/010-59ee7f1328aa8cbde9f2829e29cf697b.js HTTP/1.1" 200 2337 </text:p>
      <text:p text:style-name="Standard">[12/Aug/2013 10:28:10] "GET /static/coffee/src/staff_grading/staff_grading.js HTTP/1.1" 200 21176 </text:p>
      <text:p text:style-name="Standard">[12/Aug/2013 10:28:10] "GET /static/js/vendor/jquery.leanModal.min.js HTTP/1.1" 200 1028 </text:p>
      <text:p text:style-name="Standard">[12/Aug/2013 10:28:10] "GET /static/js/vendor/flot/jquery.flot.js HTTP/1.1" 200 115968 </text:p>
      <text:p text:style-name="Standard">[12/Aug/2013 10:28:10] "GET /static/coffee/src/open_ended/open_ended.js HTTP/1.1" 200 3669 </text:p>
      <text:p text:style-name="Standard">[12/Aug/2013 10:28:10] "GET /static/coffee/spec/courseware_spec.js HTTP/1.1" 200 1602 </text:p>
      <text:p text:style-name="Standard"><text:soft-page-break/>[12/Aug/2013 10:28:10] "GET /static/coffee/spec/feedback_form_spec.js HTTP/1.1" 200 1259 </text:p>
      <text:p text:style-name="Standard">[12/Aug/2013 10:28:10] "GET /static/coffee/spec/calculator_spec.js HTTP/1.1" 200 3309 </text:p>
      <text:p text:style-name="Standard">[12/Aug/2013 10:28:10] "GET /static/coffee/spec/helper.js HTTP/1.1" 200 3133 </text:p>
      <text:p text:style-name="Standard">[12/Aug/2013 10:28:10] "GET /static/coffee/spec/modules/tab_spec.js HTTP/1.1" 200 1997 </text:p>
      <text:p text:style-name="Standard">[12/Aug/2013 10:28:10] "GET /static/coffee/spec/histogram_spec.js HTTP/1.1" 200 2031 </text:p>
      <text:p text:style-name="Standard">[12/Aug/2013 10:28:10] "GET /static/coffee/spec/navigation_spec.js HTTP/1.1" 200 3242 </text:p>
      <text:p text:style-name="Standard">[12/Aug/2013 10:28:10] "GET /static/coffee/spec/requirejs_spec.js HTTP/1.1" 200 2225 </text:p>
      <text:p text:style-name="Standard">[12/Aug/2013 10:28:10] "GET /static/coffee/spec/staff_grading_spec.js HTTP/1.1" 200 554 </text:p>
      <text:p text:style-name="Standard">[12/Aug/2013 10:28:10] "POST /event HTTP/1.1" 403 2294 </text:p>
      <text:p text:style-name="Standard">[12/Aug/2013 10:28:10] "GET /_jasmine/fixtures/calculator.html?1376278090841 HTTP/1.1" 200 530 </text:p>
      <text:p text:style-name="Standard">[12/Aug/2013 10:28:10] "GET /static/images/favicon.ico HTTP/1.1" 200 34894 </text:p>
      <text:p text:style-name="Standard">[12/Aug/2013 10:28:11] "GET /_jasmine/fixtures/feedback_form.html?1376278091042 HTTP/1.1" 200 255 </text:p>
      <text:p text:style-name="Standard">[12/Aug/2013 10:28:11] "GET /_jasmine/fixtures/tab.html?1376278091104 HTTP/1.1" 200 67 </text:p>
      <text:p text:style-name="Standard">[12/Aug/2013 10:28:11] "GET /_jasmine/fixtures/items.json?1376278091145 HTTP/1.1" 200 252 </text:p>
      <text:p text:style-name="Standard">[12/Aug/2013 10:28:11] "GET /_jasmine/fixtures/accordion.html?1376278091239 HTTP/1.1" 200 140 </text:p>
      <text:p text:style-name="Standard">[12/Aug/2013 10:28:13] "GET /_jasmine/fixtures/system-feedback.underscore?1376278093099 HTTP/1.1" 200 2049 </text:p>
      <text:p text:style-name="Standard">[12/Aug/2013 10:28:13] "GET /_jasmine/fixtures/metadata-editor.underscore?1376278093272 HTTP/1.1" 200 197 </text:p>
      <text:p text:style-name="Standard">[12/Aug/2013 10:28:13] "GET /_jasmine/fixtures/metadata-number-entry.underscore?1376278093283 HTTP/1.1" 200 592 </text:p>
      <text:p text:style-name="Standard">[12/Aug/2013 10:28:13] "GET /_jasmine/fixtures/metadata-string-entry.underscore?1376278093290 HTTP/1.1" 200 566 </text:p>
      <text:p text:style-name="Standard">[12/Aug/2013 10:28:13] "GET /_jasmine/fixtures/metadata-option-entry.underscore?1376278093299 HTTP/1.1" 200 938 </text:p>
      <text:p text:style-name="Standard">[12/Aug/2013 10:28:13] "GET /_jasmine/fixtures/section-name-edit.underscore?1376278093365 HTTP/1.1" 200 267 </text:p>
      <text:p text:style-name="Standard">[12/Aug/2013 10:28:13] "GET /_jasmine/fixtures/show-textbook.underscore?1376278093431 HTTP/1.1" 200 1451 </text:p>
      <text:p text:style-name="Standard">[12/Aug/2013 10:28:13] "GET /_jasmine/fixtures/edit-textbook.underscore?1376278093444 HTTP/1.1" 200 1495 </text:p>
      <text:p text:style-name="Standard">[12/Aug/2013 10:28:13] "GET /_jasmine/fixtures/edit-chapter.underscore?1376278093452 HTTP/1.1" 200 1443 </text:p>
      <text:p text:style-name="Standard">[12/Aug/2013 10:28:13] "GET /_jasmine/fixtures/no-textbooks.underscore?1376278093460 HTTP/1.1" 200 230 </text:p>
      <text:p text:style-name="Standard">[12/Aug/2013 10:28:13] "GET /_jasmine/fixtures/upload-dialog.underscore?1376278093466 HTTP/1.1" 200 1889 </text:p>
      <text:p text:style-name="Standard">[12/Aug/2013 10:28:14] "GET /static/js/vendor/date.js?_=1376278094256 HTTP/1.1" 200 30638 </text:p>
      <text:p text:style-name="Standard">[12/Aug/2013 10:28:14] "GET /jsi18n/?_=1376278094353 HTTP/1.1" 200 15067 </text:p>
      <text:p text:style-name="Standard">git clean -fqdx test_root </text:p>
      <text:p text:style-name="Standard">find . -type f -name *.pyc -delete </text:p>
      <text:p text:style-name="Standard">pip install -q --no-index -r requirements/edx/local.txt </text:p>
      <text:p text:style-name="Standard">django-admin.py collectstatic --traceback --settings=lms.envs.test --pythonpath=. --noinput &gt; /dev/null </text:p>
      <text:p text:style-name="Standard">python -m coverage run --rcfile=lms/.coveragerc `which django-admin.py` test --traceback --settings=lms.envs.test --pythonpath=. --logging-clear-handlers --liveserver=localhost:8000-9000 common/djangoapps/contentserver common/djangoapps/status common/djangoapps/tests.py common/djangoapps/xmodule_modifiers.py common/djangoapps/heartbeat common/djangoapps/service_status common/djangoapps/monitoring <text:soft-page-break/>common/djangoapps/cache_toolbox common/djangoapps/external_auth common/djangoapps/mitxmako common/djangoapps/request_cache common/djangoapps/course_groups common/djangoapps/student common/djangoapps/django_future common/djangoapps/pipeline_mako common/djangoapps/static_replace common/djangoapps/django_comment_common common/djangoapps/util common/djangoapps/track common/djangoapps/terrain lms/djangoapps/circuit lms/djangoapps/debug lms/djangoapps/multicourse lms/djangoapps/certificates lms/djangoapps/dashboard lms/djangoapps/course_wiki lms/djangoapps/courseware lms/djangoapps/django_comment_client lms/djangoapps/psychometrics lms/djangoapps/branding lms/djangoapps/staticbook lms/djangoapps/licenses lms/djangoapps/instructor_task lms/djangoapps/open_ended_grading lms/djangoapps/foldit lms/djangoapps/static_template_view lms/djangoapps/notes lms/djangoapps/instructor lms/djangoapps/lms_migration </text:p>
      <text:p text:style-name="Standard">nosetests --verbosity 1 common/djangoapps/contentserver common/djangoapps/status common/djangoapps/tests.py common/djangoapps/xmodule_modifiers.py common/djangoapps/heartbeat common/djangoapps/service_status common/djangoapps/monitoring common/djangoapps/cache_toolbox common/djangoapps/external_auth common/djangoapps/mitxmako common/djangoapps/request_cache common/djangoapps/course_groups common/djangoapps/student common/djangoapps/django_future common/djangoapps/pipeline_mako common/djangoapps/static_replace common/djangoapps/django_comment_common common/djangoapps/util common/djangoapps/track common/djangoapps/terrain lms/djangoapps/circuit lms/djangoapps/debug lms/djangoapps/multicourse lms/djangoapps/certificates lms/djangoapps/dashboard lms/djangoapps/course_wiki lms/djangoapps/courseware lms/djangoapps/django_comment_client lms/djangoapps/psychometrics lms/djangoapps/branding lms/djangoapps/staticbook lms/djangoapps/licenses lms/djangoapps/instructor_task lms/djangoapps/open_ended_grading lms/djangoapps/foldit lms/djangoapps/static_template_view lms/djangoapps/notes lms/djangoapps/instructor lms/djangoapps/lms_migration --logging-clear-handlers </text:p>
      <text:p text:style-name="Standard">Creating test database for alias 'default'... </text:p>
      <text:p text:style-name="Standard">............................----............................................. </text:p>
      <text:p text:style-name="Standard">............................................................................. </text:p>
      <text:p text:style-name="Standard">............................................................................. </text:p>
      <text:p text:style-name="Standard">............................................................................. </text:p>
      <text:p text:style-name="Standard">............................................................................. </text:p>
      <text:p text:style-name="Standard">...................................................-...... </text:p>
      <text:p text:style-name="Standard">----------------------------------------------------------------------------- </text:p>
      <text:p text:style-name="P1">443 tests run in 191.8 seconds. </text:p>
      <text:p text:style-name="P1">5 skipped (438 tests passed) </text:p>
      <text:p text:style-name="Standard">Destroying test database for alias 'default'... </text:p>
      <text:p text:style-name="Standard">python -m coverage run --rcfile=cms/.coveragerc `which django-admin.py` test --traceback --settings=cms.envs.test --pythonpath=. --logging-clear-handlers --liveserver=localhost:8000-9000 common/djangoapps/tests.pyc common/djangoapps/contentserver common/djangoapps/status common/djangoapps/tests.py common/djangoapps/xmodule_modifiers.py common/djangoapps/heartbeat common/djangoapps/service_status common/djangoapps/monitoring common/djangoapps/cache_toolbox common/djangoapps/external_auth common/djangoapps/mitxmako common/djangoapps/request_cache common/djangoapps/course_groups common/djangoapps/student common/djangoapps/django_future common/djangoapps/pipeline_mako common/djangoapps/static_replace common/djangoapps/django_comment_common common/djangoapps/util common/djangoapps/xmodule_modifiers.pyc common/djangoapps/track common/djangoapps/terrain <text:soft-page-break/>cms/djangoapps/auth cms/djangoapps/contentstore cms/djangoapps/models cms/djangoapps/course_creators </text:p>
      <text:p text:style-name="Standard">nosetests --verbosity 1 common/djangoapps/tests.pyc common/djangoapps/contentserver common/djangoapps/status common/djangoapps/tests.py common/djangoapps/xmodule_modifiers.py common/djangoapps/heartbeat common/djangoapps/service_status common/djangoapps/monitoring common/djangoapps/cache_toolbox common/djangoapps/external_auth common/djangoapps/mitxmako common/djangoapps/request_cache common/djangoapps/course_groups common/djangoapps/student common/djangoapps/django_future common/djangoapps/pipeline_mako common/djangoapps/static_replace common/djangoapps/django_comment_common common/djangoapps/util common/djangoapps/xmodule_modifiers.pyc common/djangoapps/track common/djangoapps/terrain cms/djangoapps/auth cms/djangoapps/contentstore cms/djangoapps/models cms/djangoapps/course_creators --logging-clear-handlers </text:p>
      <text:p text:style-name="Standard">Creating test database for alias 'default'... </text:p>
      <text:p text:style-name="Standard">.------------...............----............-..........................--.... </text:p>
      <text:p text:style-name="Standard">.................-........................................................... </text:p>
      <text:p text:style-name="Standard">........................................................................-.... </text:p>
      <text:p text:style-name="Standard">............................. </text:p>
      <text:p text:style-name="Standard">----------------------------------------------------------------------------- </text:p>
      <text:p text:style-name="P1">260 tests run in 128.6 seconds. </text:p>
      <text:p text:style-name="P1">21 skipped (239 tests passed) </text:p>
      <text:p text:style-name="Standard">Destroying test database for alias 'default'... </text:p>
      <text:p text:style-name="Standard">python -m coverage run --rcfile=common/lib/chem/.coveragerc `which nosetests` common/lib/chem </text:p>
      <text:p text:style-name="Standard">............................................................................. </text:p>
      <text:p text:style-name="Standard">......... </text:p>
      <text:p text:style-name="Standard">----------------------------------------------------------------------------- </text:p>
      <text:p text:style-name="P1">86 tests run in 4.7 seconds (86 tests passed) </text:p>
      <text:p text:style-name="Standard">python -m coverage run --rcfile=common/lib/xmodule/.coveragerc `which nosetests` common/lib/xmodule </text:p>
      <text:p text:style-name="Standard">............................................................................. </text:p>
      <text:p text:style-name="Standard">....................................................................-........ </text:p>
      <text:p text:style-name="Standard">............................................................................. </text:p>
      <text:p text:style-name="Standard">........................................................ </text:p>
      <text:p text:style-name="Standard">----------------------------------------------------------------------------- </text:p>
      <text:p text:style-name="P1">287 tests run in 8.6 seconds. </text:p>
      <text:p text:style-name="P1">1 skipped (286 tests passed) </text:p>
      <text:p text:style-name="Standard">python -m coverage run --rcfile=common/lib/calc/.coveragerc `which nosetests` common/lib/calc </text:p>
      <text:p text:style-name="Standard">..................... </text:p>
      <text:p text:style-name="Standard">----------------------------------------------------------------------------- </text:p>
      <text:p text:style-name="P1">21 tests run in 1.8 seconds (21 tests passed) </text:p>
      <text:p text:style-name="Standard">python -m coverage run --rcfile=common/lib/symmath/.coveragerc `which nosetests` common/lib/symmath </text:p>
      <text:p text:style-name="Standard">......... </text:p>
      <text:p text:style-name="Standard">----------------------------------------------------------------------------- </text:p>
      <text:p text:style-name="P1">9 tests run in 3.2 seconds (9 tests passed) </text:p>
      <text:p text:style-name="Standard">python -m coverage run --rcfile=common/lib/sandbox-packages/.coveragerc `which nosetests` common/lib/sandbox-packages </text:p>
      <text:p text:style-name="Standard">....................................................... </text:p>
      <text:p text:style-name="Standard">----------------------------------------------------------------------------- </text:p>
      <text:p text:style-name="P1"><text:soft-page-break/>55 tests run in 0.1 seconds (55 tests passed) </text:p>
      <text:p text:style-name="Standard">python -m coverage run --rcfile=common/lib/capa/.coveragerc `which nosetests` common/lib/capa </text:p>
      <text:p text:style-name="Standard">...............-............................................................. </text:p>
      <text:p text:style-name="Standard">............................................................................. </text:p>
      <text:p text:style-name="Standard">........ </text:p>
      <text:p text:style-name="Standard">----------------------------------------------------------------------------- </text:p>
      <text:p text:style-name="P1">162 tests run in 14.0 seconds. </text:p>
      <text:p text:style-name="Standard">1 skipped (161 tests passed) </text:p>
      <text:p text:style-name="Standard">If test fails, you shoud run rake doc and look at whole output and fix exceptions. </text:p>
      <text:p text:style-name="Standard">(You shouldn't fix rst warnings and errors for this to pass, just get rid of exceptions.) </text:p>
      <text:p text:style-name="Standard">rake builddocs </text:p>
      <text:p text:style-name="Standard">phantomjs not found on path. Set $PHANTOMJS_PATH. Using browser for jasmine tests </text:p>
      <text:p text:style-name="Standard">make html </text:p>
      <text:p text:style-name="Standard">sphinx-build -b html -d build/doctrees <text:s text:c="2"/>source build/html </text:p>
      <text:p text:style-name="Standard">Running Sphinx v1.1.3 </text:p>
      <text:p text:style-name="Standard">loading pickled environment... done </text:p>
      <text:p text:style-name="Standard">building [html]: targets for 0 source files that are out of date </text:p>
      <text:p text:style-name="Standard">updating environment: 0 added, 0 changed, 0 removed </text:p>
      <text:p text:style-name="Standard">looking for now-outdated files... none found </text:p>
      <text:p text:style-name="Standard">no targets are out of date. </text:p>
      <text:p text:style-name="Standard"/>
      <text:p text:style-name="Standard">Build finished. The HTML pages are in build/html. </text:p>
      <text:p text:style-name="Standard">If test fails, you shoud run rake doc[pub] and look at whole output and fix exceptions. </text:p>
      <text:p text:style-name="Standard">(You shouldn't fix rst warnings and errors for this to pass, just get rid of exceptions.) </text:p>
      <text:p text:style-name="Standard">rake builddocs[pub] </text:p>
      <text:p text:style-name="Standard">phantomjs not found on path. Set $PHANTOMJS_PATH. Using browser for jasmine tests </text:p>
      <text:p text:style-name="Standard">make html </text:p>
      <text:p text:style-name="Standard">sphinx-build -b html -d build/doctrees <text:s text:c="2"/>. build/html </text:p>
      <text:p text:style-name="Standard">Running Sphinx v1.1.3 </text:p>
      <text:p text:style-name="Standard">loading pickled environment... done </text:p>
      <text:p text:style-name="Standard">building [html]: targets for 0 source files that are out of date </text:p>
      <text:p text:style-name="Standard">updating environment: 0 added, 0 changed, 0 removed </text:p>
      <text:p text:style-name="Standard">looking for now-outdated files... none found </text:p>
      <text:p text:style-name="Standard">no targets are out of date. </text:p>
      <text:p text:style-name="Standard"/>
      <text:p text:style-name="Standard">Build finished. The HTML pages are in build/html. </text:p>
      <text:p text:style-name="Standard">Ending process and children </text:p>
      <text:p text:style-name="Standard">Interrupting process group 6019 </text:p>
      <text:p text:style-name="Standard">Waiting on process group 6019 </text:p>
      <text:p text:style-name="Standard">Done waiting on process group 6019 </text:p>
      <text:p text:style-name="Standard">Ending process and children </text:p>
      <text:p text:style-name="Standard">Interrupting process group 6017 </text:p>
      <text:p text:style-name="Standard">Waiting on process group 6017 </text:p>
      <text:p text:style-name="Standard">Done waiting on process group 6017 </text:p>
      <text:p text:style-name="Standard">(edx-platform)hunght@HoangHung-Laptop:~/edx_all/edx-platform$ cd ~/edx_all/edx-platform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2T10:38:57</meta:creation-date>
    <meta:generator>LibreOffice/3.5$Linux_X86_64 LibreOffice_project/350m1$Build-2</meta:generator>
    <dc:date>2013-08-12T10:43:33</dc:date>
    <meta:editing-duration>P0D</meta:editing-duration>
    <meta:editing-cycles>2</meta:editing-cycles>
    <meta:document-statistic meta:table-count="0" meta:image-count="0" meta:object-count="0" meta:page-count="14" meta:paragraph-count="444" meta:word-count="2998" meta:character-count="41562" meta:non-whitespace-character-count="38592"/>
  </office:meta>
</office:document-meta>
</file>